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hicco</text:p>
          </table:table-cell>
          <table:table-cell table:number-columns-repeated="3"/>
          <table:table-cell office:value-type="string" calcext:value-type="string">
            <text:p>Jan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2" calcext:value-type="float">
            <text:p>102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B2]-[.B12]" office:value-type="float" office:value="95.5714285714286" calcext:value-type="float">
            <text:p>95.5714285714286</text:p>
          </table:table-cell>
          <table:table-cell office:value-type="string" calcext:value-type="string">
            <text:p>D</text:p>
          </table:table-cell>
          <table:table-cell/>
          <table:table-cell table:formula="of:=[.E2]-[.E12]" office:value-type="float" office:value="109.857142857143" calcext:value-type="float">
            <text:p>109.8571428571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C3]-[.B12]" office:value-type="float" office:value="89.1428571428571" calcext:value-type="float">
            <text:p>89.1428571428571</text:p>
          </table:table-cell>
          <table:table-cell office:value-type="string" calcext:value-type="string">
            <text:p>E</text:p>
          </table:table-cell>
          <table:table-cell/>
          <table:table-cell table:formula="of:=[.F3]-[.E12]" office:value-type="float" office:value="101.714285714286" calcext:value-type="float">
            <text:p>101.714285714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C4]-[.B12]" office:value-type="float" office:value="82.7142857142857" calcext:value-type="float">
            <text:p>82.7142857142857</text:p>
          </table:table-cell>
          <table:table-cell office:value-type="string" calcext:value-type="string">
            <text:p>F</text:p>
          </table:table-cell>
          <table:table-cell/>
          <table:table-cell table:formula="of:=[.F4]-[.E12]" office:value-type="float" office:value="93.5714285714286" calcext:value-type="float">
            <text:p>93.5714285714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C5]-[.B12]" office:value-type="float" office:value="76.2857142857143" calcext:value-type="float">
            <text:p>76.2857142857143</text:p>
          </table:table-cell>
          <table:table-cell office:value-type="string" calcext:value-type="string">
            <text:p>G</text:p>
          </table:table-cell>
          <table:table-cell/>
          <table:table-cell table:formula="of:=[.F5]-[.E12]" office:value-type="float" office:value="85.4285714285714" calcext:value-type="float">
            <text:p>85.4285714285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C6]-[.B12]" office:value-type="float" office:value="69.8571428571429" calcext:value-type="float">
            <text:p>69.8571428571429</text:p>
          </table:table-cell>
          <table:table-cell office:value-type="string" calcext:value-type="string">
            <text:p>A</text:p>
          </table:table-cell>
          <table:table-cell/>
          <table:table-cell table:formula="of:=[.F6]-[.E12]" office:value-type="float" office:value="77.2857142857143" calcext:value-type="float">
            <text:p>77.2857142857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C7]-[.B12]" office:value-type="float" office:value="63.4285714285714" calcext:value-type="float">
            <text:p>63.4285714285714</text:p>
          </table:table-cell>
          <table:table-cell office:value-type="string" calcext:value-type="string">
            <text:p>B</text:p>
          </table:table-cell>
          <table:table-cell/>
          <table:table-cell table:formula="of:=[.F7]-[.E12]" office:value-type="float" office:value="69.1428571428572" calcext:value-type="float">
            <text:p>69.14285714285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57" calcext:value-type="float">
            <text:p>57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float" office:value="61" calcext:value-type="float">
            <text:p>61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formula="of:=([.B2]-[.B9])/7" office:value-type="float" office:value="6.42857142857143" calcext:value-type="float">
            <text:p>6.42857142857143</text:p>
          </table:table-cell>
          <table:table-cell table:number-columns-repeated="2"/>
          <table:table-cell table:formula="of:=([.E2]-[.E9])/7" office:value-type="float" office:value="8.14285714285714" calcext:value-type="float">
            <text:p>8.14285714285714</text:p>
          </table:table-cell>
          <table:table-cell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08:27:39.260215422</meta:creation-date>
    <dc:date>2024-03-02T11:53:04.489590648</dc:date>
    <meta:editing-duration>PT9H53M19S</meta:editing-duration>
    <meta:editing-cycles>11</meta:editing-cycles>
    <meta:generator>LibreOffice/7.3.7.2$Linux_X86_64 LibreOffice_project/30$Build-2</meta:generator>
    <meta:document-statistic meta:table-count="1" meta:cell-count="36" meta:object-count="0"/>
  </office:meta>
</office:document-meta>
</file>